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Liberation Mono" svg:font-family="'Liberation Mono'" style:font-family-generic="modern" style:font-pitch="fixed"/>
    <style:font-face style:name="Liberation Sans1" svg:font-family="'Liberation Sans'" style:font-family-generic="swiss" style:font-pitch="variable"/>
    <style:font-face style:name="Liberation Sans2" svg:font-family="'Liberation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28pt" style:font-size-asian="28pt" style:font-size-complex="28pt"/>
    </style:style>
    <style:style style:name="P12" style:family="paragraph" style:parent-style-name="Heading_20_1">
      <style:paragraph-properties fo:break-before="page"/>
    </style:style>
    <style:style style:name="P13" style:family="paragraph" style:parent-style-name="Contents_20_Heading" style:master-page-name="Index">
      <style:paragraph-properties style:page-number="auto"/>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6" style:family="paragraph" style:parent-style-name="Standard" style:list-style-name="L1"/>
    <style:style style:name="P17" style:family="paragraph" style:parent-style-name="Standard" style:list-style-name="L2">
      <style:text-properties fo:color="#000000" fo:font-size="12pt" style:text-underline-style="none" fo:font-weight="normal" style:font-size-asian="12pt" style:font-weight-asian="normal" style:font-size-complex="12pt" style:font-weight-complex="normal"/>
    </style:style>
    <style:style style:name="P18" style:family="paragraph" style:parent-style-name="Standard" style:list-style-name="L3">
      <style:text-properties fo:font-size="12pt" style:text-underline-style="none"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4"/>
      <text:p text:style-name="P4"/>
      <text:p text:style-name="P4"/>
      <text:p text:style-name="P11">Managing Performance</text:p>
      <text:p text:style-name="P6"/>
      <text:p text:style-name="P6"/>
      <text:p text:style-name="P3">in</text:p>
      <text:p text:style-name="P6"/>
      <text:p text:style-name="P5">Red Hat, Incorporated</text:p>
      <text:p text:style-name="P3"/>
      <text:p text:style-name="P3"/>
      <text:p text:style-name="P3"/>
      <text:p text:style-name="P3"/>
      <text:p text:style-name="P4">EE4M Management Module Report</text:p>
      <text:p text:style-name="P3"/>
      <text:p text:style-name="P3"/>
      <text:p text:style-name="P3"/>
      <text:p text:style-name="P3"/>
      <text:p text:style-name="P3">Student ID: 524689</text:p>
      <text:p text:style-name="P3"><text:date style:data-style-name="N79" text:date-value="2009-01-30T10:52:39">Friday 30 January 2009</text:date></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Drawing"/>
            <text:index-source-style text:style-name="Illustration"/>
            <text:index-source-style text:style-name="Table"/>
          </text:index-source-styles>
        </text:table-of-content-source>
        <text:index-body>
          <text:index-title text:style-name="Sect2" text:name="Table of Contents1_Head">
            <text:p text:style-name="P13">Table of Contents</text:p>
          </text:index-title>
          <text:p text:style-name="P14">1 <text:s/>Executive Summary <text:tab/> 2</text:p>
          <text:p text:style-name="P14">2 <text:s/>Acknowledgements <text:tab/> 2</text:p>
          <text:p text:style-name="P14">3 <text:s/>Red Hat, Incorporated <text:tab/> 3</text:p>
          <text:p text:style-name="P14">4 <text:s/>Team Leaders in RedHat <text:tab/> 3</text:p>
          <text:p text:style-name="P14">5 <text:s/>Performance management in RedHat <text:tab/> 3</text:p>
          <text:p text:style-name="P14">6 <text:s/>Solving performance problems <text:tab/> 4</text:p>
          <text:p text:style-name="P14">7 <text:s/>Disciplinary and grievance procedures <text:tab/> 4</text:p>
          <text:p text:style-name="P14">8 <text:s/>Managing distributed teams <text:tab/> 5</text:p>
          <text:p text:style-name="P14">9 <text:s/>Conclusions <text:tab/> 6</text:p>
          <text:p text:style-name="P14">10 <text:s/>References <text:tab/> 6</text:p>
        </text:index-body>
      </text:table-of-content>
      <text:h text:style-name="Heading_20_1" text:outline-level="1"><text:bookmark-start text:name="__RefHeading__43594929"/>Executive Summary<text:bookmark-end text:name="__RefHeading__43594929"/></text:h>
      <text:p text:style-name="Standard">In this report the open source software company Red Hat Incorporated is assessed for it's approach to managing, motivating, performance assessing and remotely managing teams across it's global offices.</text:p>
      <text:p text:style-name="Standard">It also looks at how RedHat is able to motivate and manage the wider open source community who provide a large proportion of the developers for the software RedHat uses or stewards.</text:p>
      <text:p text:style-name="Standard">Managing performance in a project which includes paid staff, partners, customers, third party and volunteer developers will always be challenging; the motivational aids and encouragements for paid staff (either internal, partners or third party) are different than that for volunteers. Discipline is also very different in open source projects, where the is (often by necessity) an informal method of working between the team leader and the members that would be classed as insubordination in a business setting.</text:p>
      <text:p text:style-name="Standard">Open source projects are nearly always geographically dispersed, encompassing many different peoples, cultures and languages. Working with everyone amicably and in a consistent fashion is a challenge for all team leaders in any such project, but as can be witnessed by the success of open source companies such as RedHat, a balance can be achieved to create consistently high quality software in an open manner.</text:p>
      <text:h text:style-name="Heading_20_1" text:outline-level="1">Acknowledgements</text:h>
      <text:p text:style-name="Standard">I wish to thank all at Red Hat for being an accountable, transparent and open company committed to Free and Open Source Software.</text:p>
      <text:h text:style-name="P12" text:outline-level="1">Red Hat, Incorporated</text:h>
      <text:p text:style-name="Standard">Red Hat, Inc., shortened to Red Hat, are a leading Free/Open Source Software (FOSS) company that offers commercial support, installation, training and development for enterprise customers through it's Red Hat Enterprise Linux products, and a freely available, community supported and developed product called Fedora.</text:p>
      <text:p text:style-name="Standard">Founded in 1993, it has grown to be the leading FOSS commercial enterprise, now trading from over 58 offices in 28 countries.</text:p>
      <text:p text:style-name="Standard">Red Hat prides itself on it's company values of “courage, freedom, commitment, accountability”, utilising the ideals of FOSS development models to create a sustainable and open business.</text:p>
      <text:h text:style-name="Heading_20_1" text:outline-level="1">Team Leaders in RedHat</text:h>
      <text:p text:style-name="Standard">The team leader's role in an organisation is to supervise, manage and lead their work group to achieve their objectives.</text:p>
      <text:p text:style-name="Standard">Leading a team in RedHat involves working with many engineers, sales staff, support staff and community volunteers, who may all be in different locations around the world, to deliver a component or overall product.</text:p>
      <text:p text:style-name="Standard">The team leader must therefore be able to plan, co-ordinate, assess and motivate a wide range of people. In relation to RedHat, the team leader effects their control using the mailing lists and the bug reporting application Bugzilla.</text:p>
      <text:p text:style-name="Standard">The mailing lists provides a common forum for communicating ideas, criticisms, improvements and decisions for team members and interested third parties, such as the volunteer developers working on the open source project; the team leader can then collate this input into decisions that can be disseminated to the team and third parties via the mailing lists or onto the roadmap for their component. </text:p>
      <text:p text:style-name="Standard">Bugzilla provides a method of tracking bugs in the component such that the team leader can assign team members to fix the bug, monitoring the progress and communication between the team member and the bug reporter, who may or may not be part of RedHat, it's partners, the community or an average user. For each assigned bug, the team leader can provide assistance with advice, extra debugging information or assigning more team members to the problem.</text:p>
      <text:h text:style-name="Heading_20_1" text:outline-level="1">Performance management in RedHat</text:h>
      <text:p text:style-name="Standard">Performance management mechanisms try to reduce the negative influence an under performing employee has on a team, and on the business as a whole.</text:p>
      <text:p text:style-name="Standard">As such, the benefits to a working performance management and appraisal system is to improve the efficiency of the employee, by identifying areas they are strong in, areas that need improvement and the plan of action to effect any changes. This positive feedback and recognition of employee's worth can boost morale, quality or the work throughput.</text:p>
      <text:p text:style-name="Standard">Identifying weak areas in an employee can also have a negative effect on an employee who is suffering from low self esteem or confidence. Attempting to analyse an employee for weak areas may also find weak areas that don't exist, that could be explained by an environmental or ill fitted role within the team.</text:p>
      <text:p text:style-name="Standard">RedHat's employees are in a more fluid work environment, based on RedHat's open nature an employee could find that they work better by collaborating with another team more than their current one, and so move across. This open nature also benefits employees in training or acquiring experience in other areas outside their immediate team; an interface designer can work on a different open source project as a documentation <text:soft-page-break/>author to improve their skills for their team.</text:p>
      <text:h text:style-name="Heading_20_1" text:outline-level="1">Solving performance problems</text:h>
      <text:p text:style-name="Standard">Poor performance from a team member impacts negatively on the rest of the team, and by extension the organisation. Poor performance is the result of a problem the employee has, be it lack of training, lack of resources, inadequate materials or personal problems.</text:p>
      <text:p text:style-name="Standard">A team leader must be able to remedy these problems by engaging the employee on this issues and constructively working to remove the problems, returning the team member to productivity as quickly as possible.</text:p>
      <text:p text:style-name="Standard">The leader and member should discuss the problem in detail, outlining the effects of the problem on the team, and giving feedback as to why each party thinks this is a problem. The root cause of the problem has to be explored and defined, with as many possibilities outlined, discussed and worked through to remove any ambiguity as to it's reason; both sides can then agree on what action should be taken to remedy the problem, monitoring and reviewing the actions effect on the problem at regular intervals with a view to updating or making a new plan action.</text:p>
      <text:p text:style-name="Standard">This method has worked in a software project setting, as a new team member was finding the method of work challenging. The problem was found to be that the member was using methods he had developed whilst working for another project; the team leader tutored and provided extra support for the new member until the new system became automatic.</text:p>
      <text:h text:style-name="Heading_20_1" text:outline-level="1">Disciplinary and grievance procedures</text:h>
      <text:p text:style-name="Standard">Disciplinary and grievance procedures follow the same 4 steps; informal resolution, written notification, a meeting with associated investigation and decision, and the opportunity to appeal the decision of the meeting.</text:p>
      <text:p text:style-name="Standard">The disciplinary and grievance procedures are based on UK employment law, brought into effect on the 1<text:span text:style-name="T1">st</text:span> October 2004 in response to a rise in employment tribunals over unfair dismissals. This requirement for the 3 step procedure will be repealed from the 9<text:span text:style-name="T1">th</text:span> April 2009.</text:p>
      <text:p text:style-name="Standard">The procedures stress that workplace problems should be worked out informally between <text:s/>employees, involving their line manager to keep a note of the outcome, in an effort to minimise friction and discontent in an organisation.</text:p>
      <text:p text:style-name="Standard">It does however recognise that disputes will occur that require a more formal approach which is outlined below:-</text:p>
      <text:p text:style-name="Standard"/>
      <text:list xml:id="list437850215" text:style-name="L1">
        <text:list-item>
          <text:p text:style-name="P16">Informally resolve any problems between the parties,</text:p>
        </text:list-item>
        <text:list-item>
          <text:p text:style-name="P16">Written notification:</text:p>
          <text:list>
            <text:list-item>
              <text:p text:style-name="P16">In disciplinary action, the manager gives written notification to the employee about the nature of the action and the date of the meeting,</text:p>
            </text:list-item>
            <text:list-item>
              <text:p text:style-name="P16">In grievance action, the employee outlines the nature of the grievance and requests a meeting be held in a reasonable time frame.</text:p>
              <text:p text:style-name="P16">The manager at the meeting maybe from a higher level within the organisation.</text:p>
            </text:list-item>
          </text:list>
        </text:list-item>
      </text:list>
      <text:p text:style-name="Standard"><text:tab/>In both cases, the employee is allowed to appoint a companion, such as a work <text:tab/>colleague or union representative.</text:p>
      <text:p text:style-name="Standard"><text:tab/>A decision is reached after this meeting, and all parties are informed of the <text:tab/>outcome.</text:p>
      <text:list xml:id="list845532055" text:continue-numbering="true" text:style-name="L1">
        <text:list-item>
          <text:p text:style-name="P16">The employee is allowed to appeal the decision, and another meeting is held with a different manager or impartial third party; the employee is allowed to be accompanied.</text:p>
        </text:list-item>
      </text:list>
      <text:h text:style-name="Heading_20_1" text:outline-level="1"><text:soft-page-break/>Managing distributed teams</text:h>
      <text:p text:style-name="Standard">Distributed teams are nearly always going to be at a disadvantage to single site teams.</text:p>
      <text:p text:style-name="Standard">Most distributed teams are located in differing countries and time zones, making real time communication between team members nearly impossible. The lack of immediate communication can affect the team negatively when decisions are required rapidly, or problems are being discussed requiring all member's involvement; communication that is stretched out in time inevitably leads to misunderstandings, unintentional omissions and misrepresentation of information, creating trust and coherence issues in the long term.</text:p>
      <text:p text:style-name="Standard">Having a distributed team can also give rise to separate “camps” being created based on the geographical location, amplifying any cultural differences that would already be present in the team. This could further develop into active hostility to other team members in a different part of the world, further eroding the team's ability to achieve the objectives.</text:p>
      <text:p text:style-name="Standard">For a distributed team to work efficiently, the team leader has to overcome or supplement the missing benefits of working at a single site; the missing real time communication has to be augmented with forums, instant messenger, telephone conferences, video links and email; instead of a weekly team meeting, members could maintain a daily work log at a common location, in the case of RedHat this would be the source code management system keeping a log of who committed what section of code, when and what changes were made or closing outstanding bugs in the Bugzilla bug tracking system.</text:p>
      <text:p text:style-name="Standard"/>
      <text:p text:style-name="Standard">RedHat's distributed team also encompasses volunteers as team members. The volunteer developers would (and often have) reacted badly when “standard” management techniques have been used on projects they work for, often with the project stagnating or losing all it's experienced developers. Thus RedHat have had to apply a different approach to managing teams with volunteer developers, by being as open as possible with the community; there are open hostile exchanges between volunteer developers and RedHat's team leaders that would in a normal work environment be grounds for dismissals, yet the decisions born out of these heated arguments are just as effective (if not more so) than the comparatively restrained discussions in a business setting.</text:p>
      <text:h text:style-name="P12" text:outline-level="1">Conclusions</text:h>
      <text:p text:style-name="Standard">Managing teams in an organisation requires constant monitoring, review and corrective action by the team leader to ensure that their team meets their objectives within the constraints of their customer's specification.</text:p>
      <text:p text:style-name="Standard">RedHat is again unusual in that they have community volunteers working on the software they use at the same time as their paid staff; if RedHat is the team leader for a software project and some members are volunteers, can you effectively manage their performance or appraisals with “standard” management techniques? In some instances this works well, but more often than not this approach would end in the project losing it's team; RedHat has managed more times than not to balance the role of it's team leaders, using “standard” management methods, with the wider community's expectations of how a project should be managed.</text:p>
      <text:h text:style-name="Heading_20_1" text:outline-level="1">References</text:h>
      <text:p text:style-name="Standard">Company information was taken from <text:a xlink:type="simple" xlink:href="" text:style-name="Internet_20_link">www.redhat.com</text:a> between 27/11/2008 and 29/01/2009.</text:p>
      <text:p text:style-name="Standard"/>
      <text:p text:style-name="Standard"><text:span text:style-name="T2">The Employment Code of Practice (Disciplinary and Grievance Procedures) Order 2004</text:span><text:span text:style-name="T3">; taken from </text:span>http://www.opsi.gov.uk/si/si2004/20042356.htm on 28/01/2009.</text:p>
      <text:p text:style-name="Standard"/>
      <text:p text:style-name="Standard">Bugzilla, bug tracking database information, <text:a xlink:type="simple" xlink:href="" text:style-name="Internet_20_link">www.bugzilla.org</text:a><text:a xlink:type="simple" xlink:href="" text:style-name="Internet_20_link">, on 29/01/2009</text:a></text:p>
      <text:p text:style-name="Standard"/>
      <text:p text:style-name="Standard">ACAS (Advisory, Conciliation and Arbitration Service), <text:span text:style-name="T4">Discipline and Grievance Code of Practice Update</text:span>, http://www.acas.org.uk/index.aspx?articleid=2114, on 29/01/2009</text:p>
      <text:p text:style-name="Standard"/>
      <text:p text:style-name="Standard"/>
      <text:p text:style-name="P2">Reflective Statement</text:p>
      <text:p text:style-name="P7"/>
      <text:p text:style-name="P8">What did I do well in relation to this subject?</text:p>
      <text:p text:style-name="P10"/>
      <text:list xml:id="list1557121863" text:style-name="L2">
        <text:list-item>
          <text:p text:style-name="P17">I honestly cannot think of a single thing to put here.</text:p>
        </text:list-item>
      </text:list>
      <text:p text:style-name="P9"/>
      <text:p text:style-name="P8">What did I not do so well in relation to this subject?</text:p>
      <text:p text:style-name="P9"/>
      <text:list xml:id="list1773403584" text:style-name="L3">
        <text:list-item>
          <text:p text:style-name="P18">Found the course work to be laughable</text:p>
        </text:list-item>
        <text:list-item>
          <text:p text:style-name="P18">Found the substance of the course notes to be considerably lacking</text:p>
        </text:list-item>
      </text:list>
      <text:p text:style-name="P9"/>
      <text:p text:style-name="P8">What have I learnt from this experience?</text:p>
      <text:p text:style-name="P9"/>
      <text:p text:style-name="P9">If I ever end up in a situation where I am required to write similar reports in a work setting, I will look for employment elsewhere as soon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Liberation Mono" svg:font-family="'Liberation Mono'" style:font-family-generic="modern" style:font-pitch="fixed"/>
    <style:font-face style:name="Liberation Sans1"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Liberation Sans2" style:font-size-asian="12pt" style:language-asian="zxx" style:country-asian="none" style:font-name-complex="Liberation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Liberation Sans1" fo:font-size="14pt" style:font-name-asian="Liberation Sans2" style:font-size-asian="14pt" style:font-name-complex="Liberation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ans"/>
    </style:style>
    <style:style style:name="Caption" style:family="paragraph" style:parent-style-name="Standard" style:class="extra">
      <style:paragraph-properties fo:margin-top="0.212cm" fo:margin-bottom="0.212cm" text:number-lines="false" text:line-number="0"/>
      <style:text-properties style:font-name="Liberation San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ans"/>
    </style:style>
    <style:style style:name="Heading_20_3" style:display-name="Heading 3" style:family="paragraph" style:parent-style-name="Heading" style:next-style-name="Standard"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master-page-name="">
      <style:paragraph-properties style:page-number="auto"/>
      <style:text-properties fo:font-size="10pt"/>
    </style:style>
    <style:style style:name="Drawing" style:family="paragraph" style:parent-style-name="Caption" style:class="extra">
      <style:text-properties fo:font-size="10pt"/>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Teletype" style:family="text">
      <style:text-properties style:font-name="Liberation Mono" style:font-name-asian="Liberation Mono" style:font-name-complex="Liberation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524689<text:tab/>EE4M: Customer Focus, Marketing and Planning<text:tab/><text:date style:data-style-name="N30" text:date-value="2009-01-30T10:52:39">30/01/09</text:date></text:p>
      </style:header>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m Black</meta:initial-creator>
    <meta:creation-date>2008-11-29T12:52:29</meta:creation-date>
    <dc:date>2009-01-30T10:52:39</dc:date>
    <dc:creator>Sam Black</dc:creator>
    <meta:editing-duration>PT30H09M48S</meta:editing-duration>
    <meta:editing-cycles>75</meta:editing-cycles>
    <meta:generator>OpenOffice.org/3.0$Linux OpenOffice.org_project/300m9$Build-9358</meta:generator>
    <meta:document-statistic meta:table-count="0" meta:image-count="0" meta:object-count="0" meta:page-count="7" meta:paragraph-count="82" meta:word-count="2006" meta:character-count="12565"/>
    <meta:user-defined meta:name="Info 1"/>
    <meta:user-defined meta:name="Info 2"/>
    <meta:user-defined meta:name="Info 3"/>
    <meta:user-defined meta:name="Info 4"/>
  </office:meta>
</office:document-meta>
</file>